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PingFang SC" svg:font-family="'PingFang SC'"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text-properties style:font-name="Courier New" fo:font-size="12pt" fo:font-weight="bold" style:font-name-asian="Courier New1" style:font-size-asian="12pt" style:font-weight-asian="bold" style:font-name-complex="Courier New1" style:font-size-complex="12pt"/>
    </style:style>
    <style:style style:name="P3" style:family="paragraph" style:parent-style-name="Standard">
      <style:paragraph-properties fo:text-align="center" style:justify-single-word="false"/>
      <style:text-properties style:font-name="Courier New" fo:font-size="12pt" fo:font-weight="bold" style:font-name-asian="Courier New1" style:font-size-asian="12pt" style:font-weight-asian="bold" style:font-name-complex="Courier New1" style:font-size-complex="12pt"/>
    </style:style>
    <style:style style:name="P4" style:family="paragraph" style:parent-style-name="Standard">
      <style:text-properties style:font-name="Courier New" fo:font-size="12pt" style:font-name-asian="Courier New1" style:font-size-asian="12pt" style:font-name-complex="Courier New1" style:font-size-complex="12pt"/>
    </style:style>
    <style:style style:name="P5" style:family="paragraph" style:parent-style-name="Standard">
      <style:paragraph-properties fo:text-align="center" style:justify-single-word="false"/>
      <style:text-properties style:font-name="Courier New" fo:font-size="12pt" style:font-name-asian="Courier New1" style:font-size-asian="12pt" style:font-name-complex="Courier New1" style:font-size-complex="12pt"/>
    </style:style>
    <style:style style:name="P6" style:family="paragraph" style:parent-style-name="Standard">
      <style:paragraph-properties fo:text-align="center" style:justify-single-word="false"/>
    </style:style>
    <style:style style:name="P7" style:family="paragraph" style:parent-style-name="Standard">
      <style:text-properties fo:font-size="12pt" style:font-size-asian="12pt" style:font-size-complex="12pt"/>
    </style:style>
    <style:style style:name="P8" style:family="paragraph" style:parent-style-name="Standard">
      <style:paragraph-properties fo:text-align="center" style:justify-single-word="false"/>
      <style:text-properties style:font-name="Courier New" fo:font-size="12pt" fo:font-weight="bold" style:font-name-asian="Courier New1" style:font-size-asian="12pt" style:font-weight-asian="bold" style:font-name-complex="Courier New1" style:font-size-complex="12pt"/>
    </style:style>
    <style:style style:name="P9" style:family="paragraph" style:parent-style-name="Standard">
      <style:paragraph-properties fo:text-align="center" style:justify-single-word="false"/>
      <style:text-properties style:font-name="Courier New" fo:font-size="12pt" style:font-name-asian="Courier New1" style:font-size-asian="12pt" style:font-name-complex="Courier New1" style:font-size-complex="12pt"/>
    </style:style>
    <style:style style:name="P10" style:family="paragraph" style:parent-style-name="Standard">
      <style:paragraph-properties fo:text-align="center" style:justify-single-word="false"/>
      <style:text-properties style:font-name="Courier New" fo:font-size="12pt" fo:font-style="italic" fo:font-weight="bold" style:font-name-asian="Courier New1" style:font-size-asian="12pt" style:font-style-asian="italic" style:font-weight-asian="bold" style:font-name-complex="Courier New1" style:font-size-complex="12pt"/>
    </style:style>
    <style:style style:name="P11" style:family="paragraph" style:parent-style-name="Standard">
      <style:paragraph-properties fo:text-align="center" style:justify-single-word="false"/>
      <style:text-properties fo:color="#2e3133" loext:opacity="100%" style:font-name="Courier New" fo:font-size="12pt" fo:background-color="#ffffff" style:font-name-asian="Courier New1" style:font-size-asian="12pt" style:font-name-complex="Courier New1" style:font-size-complex="12pt"/>
    </style:style>
    <style:style style:name="P12" style:family="paragraph" style:parent-style-name="Standard">
      <style:paragraph-properties fo:margin-left="0.953cm" fo:margin-right="0cm" fo:text-align="center" style:justify-single-word="false" fo:text-indent="0.953cm" style:auto-text-indent="false"/>
      <style:text-properties style:font-name="Courier New" fo:font-size="12pt" style:font-name-asian="Courier New1" style:font-size-asian="12pt" style:font-name-complex="Courier New1" style:font-size-complex="12pt"/>
    </style:style>
    <style:style style:name="P13" style:family="paragraph" style:parent-style-name="Title" style:master-page-name="Standard">
      <style:paragraph-properties fo:text-align="center" style:justify-single-word="false" style:page-number="1"/>
      <style:text-properties fo:font-size="18pt" style:font-size-asian="18pt" style:font-size-complex="18pt"/>
    </style:style>
    <style:style style:name="T1" style:family="text">
      <style:text-properties style:font-name="Courier New" fo:font-size="12pt" style:font-name-asian="Courier New1" style:font-size-asian="12pt" style:font-name-complex="Courier New1" style:font-size-complex="12pt"/>
    </style:style>
    <style:style style:name="T2" style:family="text">
      <style:text-properties style:font-name="Courier New" fo:font-size="12pt" fo:font-style="italic" style:font-name-asian="Courier New1" style:font-size-asian="12pt" style:font-style-asian="italic" style:font-name-complex="Courier New1" style:font-size-complex="12pt"/>
    </style:style>
    <style:style style:name="T3" style:family="text">
      <style:text-properties style:font-name="Courier New"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3">Appuyez sur la touche étoile, Transcription de l’épisode 1 : Huguette</text:span></text:p>
      <text:p text:style-name="P3"/>
      <text:p text:style-name="P3"/>
      <text:p text:style-name="P3">Un GPS donne des instructions.</text:p>
      <text:p text:style-name="P2"/>
      <text:p text:style-name="P3"/>
      <text:p text:style-name="P5">MALIKA</text:p>
      <text:p text:style-name="P5">Allo ?</text:p>
      <text:p text:style-name="P5"/>
      <text:p text:style-name="P5">SOPHIE</text:p>
      <text:p text:style-name="P5">Allo ? </text:p>
      <text:p text:style-name="P5"/>
      <text:p text:style-name="P5">MALIKA</text:p>
      <text:p text:style-name="P5">Oui, vous êtes en route ? </text:p>
      <text:p text:style-name="P5"/>
      <text:p text:style-name="P5">SOPHIE</text:p>
      <text:p text:style-name="P5">Oui je suis en route. C’est un peu mal indiqué mais je pense que je devrais y être dans deux minutes. </text:p>
      <text:p text:style-name="P5"/>
      <text:p text:style-name="P5">MALIKA</text:p>
      <text:p text:style-name="P5">Ah d’accord ! Super, parfait ! </text:p>
      <text:p text:style-name="P5">Vous pensez être de retour d’ici combien de temps à un près ?</text:p>
      <text:p text:style-name="P5"/>
      <text:p text:style-name="P5">SOPHIE</text:p>
      <text:p text:style-name="P5">Il faut déjà que j’arrive à la convaincre de me suivre, je pense que ça ne va pas être simple…</text:p>
      <text:p text:style-name="P4"/>
      <text:p text:style-name="P5">MALIKA </text:p>
      <text:p text:style-name="P5">Oui c’est sûr.. Merci déj** d’avoir acc**pté cet**e mission </text:p>
      <text:p text:style-name="P5"/>
      <text:p text:style-name="P5">SOPHIE </text:p>
      <text:p text:style-name="P5">Comment ? Ça coupe je n’ai pas entendu. </text:p>
      <text:p text:style-name="P5"/>
      <text:p text:style-name="P5">MALIKA </text:p>
      <text:p text:style-name="P5">Non je disais, merci d’avoir accepté la mission.</text:p>
      <text:p text:style-name="P4"/>
      <text:p text:style-name="P5">SOPHIE</text:p>
      <text:p text:style-name="P5">Oui, non mais il n’y a pas de soucis… En plus ça me change du train-train de la gendarmerie, donc c’est très sympa.</text:p>
      <text:p text:style-name="P5"><text:soft-page-break/></text:p>
      <text:p text:style-name="P3"><text:s/>Malika parle mais ça coupe</text:p>
      <text:p text:style-name="P5"/>
      <text:p text:style-name="P5">SOPHIE</text:p>
      <text:p text:style-name="P5">Alors je ne vous entends plus du tout en fait, je suis dans la pampa là... </text:p>
      <text:p text:style-name="P5"/>
      <text:p text:style-name="P5">MALIKA </text:p>
      <text:p text:style-name="P5">Ah oui c’est la pampa… </text:p>
      <text:p text:style-name="P5"/>
      <text:p text:style-name="P3">On entend pas la fin de sa phrase </text:p>
      <text:p text:style-name="P5"/>
      <text:p text:style-name="P5">SOPHIE</text:p>
      <text:p text:style-name="P5">Allo ? Il n’y a plus de réseau ici ! À tout à l’heure.</text:p>
      <text:p text:style-name="P7"/>
      <text:p text:style-name="P3">Sophie arrive chez Huguette. </text:p>
      <text:p text:style-name="P7"/>
      <text:p text:style-name="P5">SOPHIE </text:p>
      <text:p text:style-name="P5">Bonjour Huguette, c’est Sophie </text:p>
      <text:p text:style-name="P5"/>
      <text:p text:style-name="P5">HUGUETTE: </text:p>
      <text:p text:style-name="P5">Bah! Qu'est ce que tu fais là ? </text:p>
      <text:p text:style-name="P5"/>
      <text:p text:style-name="P5">SOPHIE</text:p>
      <text:p text:style-name="P5">Toujours aussi accueillante, ça fait plaisir. Dites moi,on s’était pas mises d’accord sur un petit vouvoiement mutuel la dernière fois ? </text:p>
      <text:p text:style-name="P5"/>
      <text:p text:style-name="P5"/>
      <text:p text:style-name="P5">HUGUETTE</text:p>
      <text:p text:style-name="P5">Eh, Oh, ça va avec ton vouvoiement hein ! La première fois que je t’ai vue tu m'arrivais au genou </text:p>
      <text:p text:style-name="P5"/>
      <text:p text:style-name="P5">SOPHIE</text:p>
      <text:p text:style-name="P5">Oui bah à l’époque j’étais une enfant mais aujourd’hui je suis une adulte et une gendarme aussi donc… je sais pas</text:p>
      <text:p text:style-name="P5"/>
      <text:p text:style-name="P5">HUGUETTE</text:p>
      <text:p text:style-name="P5">Sophie, t’es qu’une gamine pour moi, je suis plus vieille que ton père.</text:p>
      <text:p text:style-name="P5"/>
      <text:p text:style-name="P5"><text:soft-page-break/>SOPHIE</text:p>
      <text:p text:style-name="P5">Donc pas de vouvoiement? </text:p>
      <text:p text:style-name="P5"/>
      <text:p text:style-name="P5">HUGUETTE</text:p>
      <text:p text:style-name="P5">Non, désolée.</text:p>
      <text:p text:style-name="P5">Alors,qu'est ce que tu veux? </text:p>
      <text:p text:style-name="P5"/>
      <text:p text:style-name="P5">SOPHIE</text:p>
      <text:p text:style-name="P5">Alors… Huguette, rien de grave, mais je suis venue vous chercher</text:p>
      <text:p text:style-name="P5"/>
      <text:p text:style-name="P5">HUGUETTE</text:p>
      <text:p text:style-name="P5">Pourquoi ? </text:p>
      <text:p text:style-name="P5"/>
      <text:p text:style-name="P5">SOPHIE</text:p>
      <text:p text:style-name="P5">On m’a pas dit pourquoi ...</text:p>
      <text:p text:style-name="P5"/>
      <text:p text:style-name="P5">HUGUETTE</text:p>
      <text:p text:style-name="P5">Bah va leur demander ce qu’ils me veulent et puis tu reviens </text:p>
      <text:p text:style-name="P5"/>
      <text:p text:style-name="P5">SOPHIE</text:p>
      <text:p text:style-name="P5">Non non Huguette, vous habitez</text:p>
      <text:p text:style-name="P5">entre la bechadergue et le bois lacombe, on est à 1h de tout ici, moi je ne refais pas un aller-retour, non désolé.</text:p>
      <text:p text:style-name="P5"/>
      <text:p text:style-name="P5">HUGUETTE</text:p>
      <text:p text:style-name="P5">Ah bah oui mais c’est l’idée, je veux vivre isolée</text:p>
      <text:p text:style-name="P5"/>
      <text:p text:style-name="P5">SOPHIE </text:p>
      <text:p text:style-name="P11">Super, c'est réussi. Bon allez, vous me suivez maintenant ?</text:p>
      <text:p text:style-name="P5"/>
      <text:p text:style-name="P5">HUGUETTE</text:p>
      <text:p text:style-name="P5">Mais vous avez que ça à faire les gendarmes ? Vous avez pas de terribles gangsters à attraper là ? </text:p>
      <text:p text:style-name="P5"/>
      <text:p text:style-name="P5">SOPHIE</text:p>
      <text:p text:style-name="P5">Honnêtement, aujourd’hui c’est un peu calme… </text:p>
      <text:p text:style-name="P5">Allez, on y va parce qu’on a de la route là. </text:p>
      <text:p text:style-name="P5"/>
      <text:p text:style-name="P5">HUGUETTE</text:p>
      <text:p text:style-name="P5">Non mais c’est pas possible de déranger les gens comme ça…</text:p>
      <text:p text:style-name="P5"/>
      <text:p text:style-name="P5"><text:soft-page-break/>SOPHIE</text:p>
      <text:p text:style-name="P5">Non mais Huguette, vous allez où ?</text:p>
      <text:p text:style-name="P5"/>
      <text:p text:style-name="P5">HUGUETTE</text:p>
      <text:p text:style-name="P5"><text:s/>Ah ils vont m’entendre là-bas ! </text:p>
      <text:p text:style-name="P5"/>
      <text:p text:style-name="P5">SOPHIE</text:p>
      <text:p text:style-name="P5">Huguette, vous venez ?</text:p>
      <text:p text:style-name="P5"/>
      <text:p text:style-name="P5">HUGUETTE </text:p>
      <text:p text:style-name="P5">J’ai 74 ans ! Je prends une laine ! </text:p>
      <text:p text:style-name="P5"/>
      <text:p text:style-name="P5">SOPHIE </text:p>
      <text:p text:style-name="P5">D’accord, bon je vous attends dans la voiture.</text:p>
      <text:p text:style-name="P5"/>
      <text:p text:style-name="P5">HUGUETTE</text:p>
      <text:p text:style-name="P5">C’est ça !</text:p>
      <text:p text:style-name="P5"/>
      <text:p text:style-name="P5">SOPHIE</text:p>
      <text:p text:style-name="P5">Oui c’est ça… Ohlala </text:p>
      <text:p text:style-name="P5"/>
      <text:p text:style-name="P10">Dans la voiture de Sophie. </text:p>
      <text:p text:style-name="P5"/>
      <text:p text:style-name="P5">HUGUETTE</text:p>
      <text:p text:style-name="P5">Dès la Fac j’ai appris à me méfier de la bleusaille dès la Fac.</text:p>
      <text:p text:style-name="P5"/>
      <text:p text:style-name="P5">SOPHIE </text:p>
      <text:p text:style-name="P5">Ok Jean Gabin </text:p>
      <text:p text:style-name="P5"/>
      <text:p text:style-name="P5">HUGUETTE </text:p>
      <text:p text:style-name="P5">Quoi ? </text:p>
      <text:p text:style-name="P5"/>
      <text:p text:style-name="P5">SOPHIE </text:p>
      <text:p text:style-name="P5">Rien vous disiez ? </text:p>
      <text:p text:style-name="P5"/>
      <text:p text:style-name="P5">HUGUETTE </text:p>
      <text:p text:style-name="P5">En Mai 68 j’étais dans la rue moi, « il est interdit d’interdire », « sous les pavés la plage », tu connais ? </text:p>
      <text:p text:style-name="P5"/>
      <text:p text:style-name="P5">SOPHIE</text:p>
      <text:p text:style-name="P5"><text:soft-page-break/>Ouais ouais, j’en ai entendu parler… la grève générale et tout ça là, mais vous y étiez ? </text:p>
      <text:p text:style-name="P4"/>
      <text:p text:style-name="P5">HUGUETTE</text:p>
      <text:p text:style-name="P5">Bah, un peu mon neveu ! Et ce n'est pas parce que je suis devenue une vieille bique que je sais plus me défendre ! </text:p>
      <text:p text:style-name="P5"/>
      <text:p text:style-name="P5">SOPHIE</text:p>
      <text:p text:style-name="P5">Mais on ne vous veut aucun mal Huguette..</text:p>
      <text:p text:style-name="P5"/>
      <text:p text:style-name="P5">HUGUETTE</text:p>
      <text:p text:style-name="P5">Ah ouais ? Et bah pour des bienfaiteurs vous avez de sacrés méthodes… Mais j’te préviens ma pitchoune, tes collègues ils sont mal informés, parce que j’ai fait un peu de garde à vue quand j’étais plus jeune et je peux te dire que j’ai vraiment pas peur! </text:p>
      <text:p text:style-name="P4"/>
      <text:p text:style-name="P5">SOPHIE</text:p>
      <text:p text:style-name="P5">Bah désolée mais il n’y aura pas de garde-à-vue prévue aujourd’hui pour vous...</text:p>
      <text:p text:style-name="P5"/>
      <text:p text:style-name="P5">HUGUETTE</text:p>
      <text:p text:style-name="P5">Ah ? Et tu vas me dire pourquoi tu m’as arrêtée ?</text:p>
      <text:p text:style-name="P5"/>
      <text:p text:style-name="P5">SOPHIE</text:p>
      <text:p text:style-name="P5">Mais je vous arrête pas là Huguette </text:p>
      <text:p text:style-name="P5"/>
      <text:p text:style-name="P5">HUGUETTE</text:p>
      <text:p text:style-name="P5">Comment ça ? Bah… Si ! </text:p>
      <text:p text:style-name="P5"/>
      <text:p text:style-name="P5">SOPHIE:</text:p>
      <text:p text:style-name="P5">Bah non, mais si vous voulez je peux vous mettre les menottes einh, si ça vous fait plaisir. </text:p>
      <text:p text:style-name="P5">Donnez-moi votre main! </text:p>
      <text:p text:style-name="P5"/>
      <text:p text:style-name="P5">HUGUETTE:</text:p>
      <text:p text:style-name="P5">Mais qu’est-ce que c’est que ce bazar ? Ils vont m’entendre à la gendarmerie. </text:p>
      <text:p text:style-name="P5"/>
      <text:p text:style-name="P5">SOPHIE:</text:p>
      <text:p text:style-name="P6"><text:span text:style-name="T1">Bon, on va </text:span><text:span text:style-name="T2">pas</text:span><text:span text:style-name="T1"> à la gendarmerie… </text:span></text:p>
      <text:p text:style-name="P5"/>
      <text:p text:style-name="P5"><text:soft-page-break/>HUGUETTE</text:p>
      <text:p text:style-name="P5">Pourquoi tu m’a embarqué si c’est pas pour m’emmener à la gendarmerie ? Tu veux que je devienne ta grand-mère ou quoi ?</text:p>
      <text:p text:style-name="P5"/>
      <text:p text:style-name="P5">SOPHIE</text:p>
      <text:p text:style-name="P5">Ah bah pourquoi pas, ça peut être sympa ça non ? </text:p>
      <text:p text:style-name="P5">Non mais aujourd’hui je suis juste taxi… </text:p>
      <text:p text:style-name="P5"/>
      <text:p text:style-name="P5">HUGUETTE</text:p>
      <text:p text:style-name="P5">MAIS - ON - VA - OÙ ???</text:p>
      <text:p text:style-name="P5"/>
      <text:p text:style-name="P5">SOPHIE</text:p>
      <text:p text:style-name="P5">Bon, on va dans un centre relais internet. </text:p>
      <text:p text:style-name="P5"/>
      <text:p text:style-name="P5">HUGUETTE</text:p>
      <text:p text:style-name="P5">Fais demi-tour ! </text:p>
      <text:p text:style-name="P5"/>
      <text:p text:style-name="P5">SOPHIE</text:p>
      <text:p text:style-name="P5">Ah non je ferais pas demi-tour </text:p>
      <text:p text:style-name="P5"/>
      <text:p text:style-name="P5">HUGUETTE</text:p>
      <text:p text:style-name="P5">C’est complètement débile ! </text:p>
      <text:p text:style-name="P5"/>
      <text:p text:style-name="P5">SOPHIE</text:p>
      <text:p text:style-name="P5">Mais non c’est pas débile, apparement c’est urgent. </text:p>
      <text:p text:style-name="P5"/>
      <text:p text:style-name="P5">HUGUETTE</text:p>
      <text:p text:style-name="P5">Pourquoi tu me l’as pas dit ???</text:p>
      <text:p text:style-name="P5"/>
      <text:p text:style-name="P5">SOPHIE:</text:p>
      <text:p text:style-name="P5">Parce que vous ne seriez jamais venue, voilà</text:p>
      <text:p text:style-name="P5"/>
      <text:p text:style-name="P5">HUGUETTE</text:p>
      <text:p text:style-name="P5">Exactement ! </text:p>
      <text:p text:style-name="P5"/>
      <text:p text:style-name="P5">SOPHIE</text:p>
      <text:p text:style-name="P5">Écoutez Huguette vous fâchez pas mais ils m’ont dit que c’était important </text:p>
      <text:p text:style-name="P5"/>
      <text:p text:style-name="P5">HUGUETTE </text:p>
      <text:p text:style-name="P5">Au point d’envoyer la gendarmerie ?</text:p>
      <text:p text:style-name="P5"><text:soft-page-break/></text:p>
      <text:p text:style-name="P5">SOPHIE</text:p>
      <text:p text:style-name="P5">Ils ont besoin de vous physiquement, présente, au relais internet, c’est comme ça. </text:p>
      <text:p text:style-name="P5"/>
      <text:p text:style-name="P5">HUGUETTE </text:p>
      <text:p text:style-name="P5">je croyais qu’internet ça servait à moins se déplacer...</text:p>
      <text:p text:style-name="P5"/>
      <text:p text:style-name="P5">SOPHIE</text:p>
      <text:p text:style-name="P5">haha, non mais vous plaisantez mais c’est à prendre très au sérieux, vous savez. Aujourd’hui, certaines démarches se font exclusivement numériquement.</text:p>
      <text:p text:style-name="P5"/>
      <text:p text:style-name="P5">HUGUETTE</text:p>
      <text:p text:style-name="P5">Ouh-là, alors là il y a un petit ton de "je t’apprends la vie” que j’aime pas </text:p>
      <text:p text:style-name="P4"/>
      <text:p text:style-name="P5">SOPHIE:</text:p>
      <text:p text:style-name="P5">Non mais Huguette, moi je dis ça c’est pour vous. Internet maintenant c’est partout dans le monde maintenant</text:p>
      <text:p text:style-name="P5"/>
      <text:p text:style-name="P5">HUGUETTE:</text:p>
      <text:p text:style-name="P5">Mmmh.. comme la syphilis, et pourtant personne ne se jette dessus pour la choper. </text:p>
      <text:p text:style-name="P5"/>
      <text:p text:style-name="P5">SOPHIE</text:p>
      <text:p text:style-name="P5">Mais, pourquoi vous n'aimez pas internet ? </text:p>
      <text:p text:style-name="P5"/>
      <text:p text:style-name="P5">HUGUETTE</text:p>
      <text:p text:style-name="P5">Bah parce que le courrier me suffit en fin de compte ! Voilà pourquoi j’aime pas internet… Moi mon plaisir c’est la nature, respirer de l’air pur, une petite bâtisse, quelques biquettes et mes ruches. J’en avais assez moi de l’agitation des grandes villes. Je veux finir ma vie paisiblement. </text:p>
      <text:p text:style-name="P5"/>
      <text:p text:style-name="P5">SOPHIE</text:p>
      <text:p text:style-name="P5">Comment vous faites alors si vous avez besoin d’envoyer un mail ?</text:p>
      <text:p text:style-name="P4"/>
      <text:p text:style-name="P5">HUGUETTE</text:p>
      <text:p text:style-name="P5">Je le fais chez mon fils, en passant, il est en ville. </text:p>
      <text:p text:style-name="P5"><text:soft-page-break/>Moi je ne suis pas contre le progrès, c’est normal que les choses changent mais seulement les ordinateurs, internet, bah je crois que c’est pas pour moi. Et je te signale que internet est l’une des plus grandes sources de pollution mondiale.</text:p>
      <text:p text:style-name="P5"/>
      <text:p text:style-name="P5">SOPHIE</text:p>
      <text:p text:style-name="P5">Oui, c’est vrai, mais en attendant c’est bien pratique…</text:p>
      <text:p text:style-name="P5">Il y a un truc qui est bizarre quand même, comment ça se fait que votre fils vous ait jamais convaincue d’installer internet ?</text:p>
      <text:p text:style-name="P5"/>
      <text:p text:style-name="P5">HUGUETTE</text:p>
      <text:p text:style-name="P5">Ça c’est pas du mouron pour ton serin </text:p>
      <text:p text:style-name="P5"/>
      <text:p text:style-name="P5">SOPHIE</text:p>
      <text:p text:style-name="P5">C’est pas du quoi ? </text:p>
      <text:p text:style-name="P5"/>
      <text:p text:style-name="P5">HUGUETTE</text:p>
      <text:p text:style-name="P5">Tu connais pas l’expression ? Bah c’est un petit peu comme « c’est pas tes oignons ». Un serin c’est un oiseau, et du mouron c’est une plante qui a des graines qui servent de bouffe aux oiseaux. </text:p>
      <text:p text:style-name="P5"/>
      <text:p text:style-name="P5">SOPHIE</text:p>
      <text:p text:style-name="P5">D’accord…</text:p>
      <text:p text:style-name="P5"/>
      <text:p text:style-name="P5">HUGUETTE</text:p>
      <text:p text:style-name="P5">Mmh ! T’as la fibre internet mais tu sais pas parler français.</text:p>
      <text:p text:style-name="P5"/>
      <text:p text:style-name="P5">SOPHIE</text:p>
      <text:p text:style-name="P5">Et bah voilà on est arrivées...</text:p>
      <text:p text:style-name="P5">Quel sympathique voyage, ce fut un plaisir !</text:p>
      <text:p text:style-name="P5">Allez, on descend. </text:p>
      <text:p text:style-name="P5"/>
      <text:p text:style-name="P5"/>
      <text:p text:style-name="P3">Dans le relais internet</text:p>
      <text:p text:style-name="P5"/>
      <text:p text:style-name="P5">MALIKA</text:p>
      <text:p text:style-name="P5">Bonjour Huguette, bienvenue au relais internet, </text:p>
      <text:p text:style-name="P5">enchantée, je suis Malika.</text:p>
      <text:p text:style-name="P5"/>
      <text:p text:style-name="P5">HUGUETTE</text:p>
      <text:p text:style-name="P5"><text:soft-page-break/>Bon, c’est quoi l’urgence nationale alors ? </text:p>
      <text:p text:style-name="P4"/>
      <text:p text:style-name="P5">MALIKA</text:p>
      <text:p text:style-name="P5">En fait, on a reçu un signalement d’une association d'apiculture chez qui vous avez récemment acheté des ruches. </text:p>
      <text:p text:style-name="P5">Vous avez bien reçu des ruches il n'y a pas longtemps ? </text:p>
      <text:p text:style-name="P5"/>
      <text:p text:style-name="P5">HUGUETTE</text:p>
      <text:p text:style-name="P5">Oui. Et ? </text:p>
      <text:p text:style-name="P5"/>
      <text:p text:style-name="P5">MALIKA</text:p>
      <text:p text:style-name="P5">Et bah il faut les déclarer sur internet… </text:p>
      <text:p text:style-name="P5"/>
      <text:p text:style-name="P5">HUGUETTE</text:p>
      <text:p text:style-name="P5">Et c’est pour ça que vous m’avez kidnappée ? </text:p>
      <text:p text:style-name="P5"/>
      <text:p text:style-name="P5">SOPHIE</text:p>
      <text:p text:style-name="P5">Ah bah il a fallu cinq personnes pour savoir que c’était bien vous</text:p>
      <text:p text:style-name="P5"/>
      <text:p text:style-name="P5">MALIKA</text:p>
      <text:p text:style-name="P5">Oui bah comme internet n’est pas venu à vous, il fallait bien vous faire venir à internet</text:p>
      <text:p text:style-name="P5"/>
      <text:p text:style-name="P5">HUGUETTE</text:p>
      <text:p text:style-name="P5">Tout ça pour déclarer des ruches ?</text:p>
      <text:p text:style-name="P5"/>
      <text:p text:style-name="P5">MALIKA </text:p>
      <text:p text:style-name="P5">C’est obligatoire maintenant il y a tout qui se fait en ligne. Vous savez c’est juste pour le bien des abeilles, comme ça en cas de problème on peut prévenir les propriétaires des ruches, et ça limite les dégâts. Sans ça une épidémie dans une ruche peut vite devenir un problème pour tout l’écosystème.</text:p>
      <text:p text:style-name="P5"/>
      <text:p text:style-name="P5">SOPHIE </text:p>
      <text:p text:style-name="P5">Et c’est vrai que si les abeilles des voisins sont malades...</text:p>
      <text:p text:style-name="P5"/>
      <text:p text:style-name="P5">MALIKA</text:p>
      <text:p text:style-name="P5">...les vôtres peuvent l’être aussi...</text:p>
      <text:p text:style-name="P5"/>
      <text:p text:style-name="P5">SOPHIE </text:p>
      <text:p text:style-name="P5"><text:soft-page-break/>...oui et inversement. C’est pour ça… </text:p>
      <text:p text:style-name="P12"><text:s/>Alors ? Qu'est ce que vous en pensez ?</text:p>
      <text:p text:style-name="P4"/>
      <text:p text:style-name="P5">HUGUETTE</text:p>
      <text:p text:style-name="P5">Mmmh ! Si c’est pour les abeilles c’est d‘accord !</text:p>
      <text:p text:style-name="P5"/>
      <text:p text:style-name="P5">MALIKA</text:p>
      <text:p text:style-name="P5">Super. Merci. Venez, c'est par là.</text:p>
      <text:p text:style-name="P5"/>
      <text:p text:style-name="P5">SOPHIE</text:p>
      <text:p text:style-name="P5">Vous allez voir, c'est simple et rapide.</text:p>
      <text:p text:style-name="P5"/>
      <text:p text:style-name="P5">HUGUETTE</text:p>
      <text:p text:style-name="P5">Oui, ça va Sophie, j'ai compris.</text:p>
      <text:p text:style-name="P5"/>
      <text:p text:style-name="P5"/>
      <text:p text:style-name="P5">VOIX-OFF</text:p>
      <text:p text:style-name="P5"/>
      <text:p text:style-name="P5">Vous venez d'écouter le premier épisode de « Appuyez sur la touche étoile », une série audio proposée par la Direction interministérielle du numérique.</text:p>
      <text:p text:style-name="P5"/>
      <text:p text:style-name="P5">Tout plaquer et élever des chèvres dans le Vercors, c'est souvent une bonne idée mais ça ne nous exempte pas de réaliser nos démarches administratives. Si besoin, de nombreuses personnes peuvent nous accompagner dans nos démarches en ligne, que ce soit dans les relais internet, les France Services ou les centres de médiation numérique partout en France.</text:p>
      <text:p text:style-name="P5"/>
      <text:p text:style-name="P5">« Appuyez sur la touche étoile » est une série audio de la Direction interministérielle du numérique. Elle a été produite par Soukaïna Qabbal pour Louie Creative, l'agence de création de contenu audio de Louie Media.</text:p>
      <text:p text:style-name="P5">Réalisation sonore : Pierre Bariaud.</text:p>
      <text:p text:style-name="P5">Scénario : Yacine Belhousse.</text:p>
      <text:p text:style-name="P5">Composition musicale : Jocelyn Robert et Manuel Sanchez.</text:p>
      <text:p text:style-name="P5">Dans les rôles d'Huguette : Cathy Cerda,</text:p>
      <text:p text:style-name="P5">de Sophie : Amelle Chahbi,</text:p>
      <text:p text:style-name="P5">de Malika : Déborah Krey.</text:p>
      <text:p text:style-name="P5"/>
      <text:p text:style-name="P5"><text:soft-page-break/>Un grand merci au FIPHFP, le Fonds pour l'Insertion des Personnes Handicapées dans la Fonction Publique, pour son soutien, sans lequel cette série n'aurait pas pu voir le jour. À bientôt.</text:p>
      <text:p text:style-name="P1"/>
      <text:p text:style-name="P1"/>
      <text:p text:style-name="P1"/>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PingFang SC" svg:font-family="'PingFang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fr" style:country-asian="F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none" style:letter-kerning="false" style:font-name-asian="Arial1" style:font-size-asian="11pt" style:language-asian="fr" style:country-asian="F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editing-cycles>7</meta:editing-cycles>
    <meta:creation-date>2024-02-02T15:23:00</meta:creation-date>
    <dc:date>2024-02-05T11:26:58.309265164</dc:date>
    <meta:editing-duration>PT28M5S</meta:editing-duration>
    <meta:generator>LibreOffice/7.0.2.2$MacOSX_X86_64 LibreOffice_project/8349ace3c3162073abd90d81fd06dcfb6b36b994</meta:generator>
    <meta:document-statistic meta:table-count="0" meta:image-count="0" meta:object-count="0" meta:page-count="11" meta:paragraph-count="233" meta:word-count="1631" meta:character-count="9022" meta:non-whitespace-character-count="7538"/>
    <meta:user-defined meta:name="AppVersion">16.0000</meta:user-defined>
    <meta:user-defined meta:name="Company">Ministere Finan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